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2000000353C9A98CA6982E19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, monospace"/>
    <style:font-face style:name="proxima-nova" svg:font-family="proxima-nova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582cm" loext:contextual-spacing="false" style:line-height-at-least="0.741cm" fo:orphans="2" fo:widows="2" fo:text-indent="0cm" style:auto-text-indent="false" fo:padding="0cm" fo:border="none"/>
      <style:text-properties fo:font-variant="normal" fo:text-transform="none" fo:color="#000000" style:font-name="proxima-nova" fo:font-size="12pt" fo:letter-spacing="normal" fo:font-style="normal" fo:font-weight="normal" officeooo:paragraph-rsid="0007e74c"/>
    </style:style>
    <style:style style:name="P2" style:family="paragraph" style:parent-style-name="Text_20_body">
      <style:paragraph-properties fo:margin-left="0cm" fo:margin-right="0cm" fo:margin-top="0cm" fo:margin-bottom="0.582cm" loext:contextual-spacing="false" style:line-height-at-least="0.741cm" fo:orphans="2" fo:widows="2" fo:text-indent="0cm" style:auto-text-indent="false" fo:padding="0cm" fo:border="none"/>
      <style:text-properties fo:font-variant="normal" fo:text-transform="none" fo:color="#000000" style:font-name="proxima-nova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582cm" loext:contextual-spacing="false" style:line-height-at-least="0.741cm" fo:orphans="2" fo:widows="2" fo:text-indent="0cm" style:auto-text-indent="false" fo:padding="0cm" fo:border="none"/>
      <style:text-properties fo:font-variant="normal" fo:text-transform="none" fo:color="#000000" style:font-name="proxima-nova" fo:font-size="12pt" fo:letter-spacing="normal" fo:font-style="normal" fo:font-weight="normal" officeooo:paragraph-rsid="0007e74c"/>
    </style:style>
    <style:style style:name="P4" style:family="paragraph" style:parent-style-name="Text_20_body">
      <style:paragraph-properties fo:margin-left="0cm" fo:margin-right="0cm" fo:margin-top="0cm" fo:margin-bottom="0.582cm" loext:contextual-spacing="false" style:line-height-at-least="0.741cm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5" style:family="paragraph" style:parent-style-name="Text_20_body">
      <style:paragraph-properties fo:margin-left="0cm" fo:margin-right="0cm" fo:margin-top="0cm" fo:margin-bottom="0.582cm" loext:contextual-spacing="false" style:line-height-at-least="0.582cm" fo:orphans="2" fo:widows="2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cm" fo:margin-bottom="0.582cm" loext:contextual-spacing="false" style:line-height-at-least="0.741cm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cm" fo:margin-bottom="0.582cm" loext:contextual-spacing="false" style:line-height-at-least="0.741cm" fo:orphans="2" fo:widows="2" fo:text-indent="0cm" style:auto-text-indent="false" fo:padding="0cm" fo:border="none"/>
      <style:text-properties officeooo:paragraph-rsid="00065244"/>
    </style:style>
    <style:style style:name="P8" style:family="paragraph" style:parent-style-name="Text_20_body">
      <style:paragraph-properties fo:margin-left="0cm" fo:margin-right="0cm" fo:margin-top="0cm" fo:margin-bottom="0.582cm" loext:contextual-spacing="false" style:line-height-at-least="0.741cm" fo:orphans="2" fo:widows="2" fo:text-indent="0cm" style:auto-text-indent="false" fo:padding="0cm" fo:border="none"/>
      <style:text-properties officeooo:paragraph-rsid="0007e74c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style:line-height-at-least="0.582cm" fo:orphans="2" fo:widows="2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Preformatted_20_Text">
      <style:paragraph-properties fo:margin-left="0.741cm" fo:margin-right="0.741cm" fo:margin-top="0cm" fo:margin-bottom="0cm" loext:contextual-spacing="false" style:line-height-at-least="0.582cm" fo:orphans="2" fo:widows="2" fo:text-indent="0cm" style:auto-text-indent="false" fo:padding="0cm" fo:border="none"/>
    </style:style>
    <style:style style:name="P12" style:family="paragraph" style:parent-style-name="Standard">
      <style:text-properties fo:font-weight="bold" officeooo:paragraph-rsid="00057164"/>
    </style:style>
    <style:style style:name="P13" style:family="paragraph" style:parent-style-name="Standard">
      <style:text-properties fo:font-weight="bold" officeooo:paragraph-rsid="0005c83f"/>
    </style:style>
    <style:style style:name="P14" style:family="paragraph" style:parent-style-name="Standard">
      <style:text-properties officeooo:paragraph-rsid="0005c83f"/>
    </style:style>
    <style:style style:name="P15" style:family="paragraph" style:parent-style-name="Standard">
      <style:text-properties fo:font-variant="normal" fo:text-transform="none" fo:color="#3a3a3a" style:font-name="monospace" fo:font-size="10.5pt" fo:letter-spacing="normal" fo:font-style="normal" fo:font-weight="normal" officeooo:rsid="0005c83f" officeooo:paragraph-rsid="0005c83f" style:font-weight-asian="bold" style:font-weight-complex="bold"/>
    </style:style>
    <style:style style:name="P16" style:family="paragraph" style:parent-style-name="Standard">
      <style:text-properties fo:font-weight="bold" officeooo:paragraph-rsid="00088d38"/>
    </style:style>
    <style:style style:name="P17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82cm" fo:orphans="2" fo:widows="2" fo:text-indent="0cm" style:auto-text-indent="false" fo:padding="0cm" fo:border="none"/>
    </style:style>
    <style:style style:name="P18" style:family="paragraph" style:parent-style-name="Text_20_body">
      <style:paragraph-properties fo:margin-left="0cm" fo:margin-right="0cm" fo:margin-top="0cm" fo:margin-bottom="0.582cm" loext:contextual-spacing="false" style:line-height-at-least="0.741cm" fo:orphans="2" fo:widows="2" fo:text-indent="0cm" style:auto-text-indent="false" fo:padding="0cm" fo:border="none"/>
      <style:text-properties fo:font-variant="normal" fo:text-transform="none" fo:color="#3a3a3a" style:font-name="monospace" fo:font-size="10.5pt" fo:letter-spacing="normal" fo:font-style="normal" fo:font-weight="normal" officeooo:rsid="0007e74c" officeooo:paragraph-rsid="0007e74c" style:font-weight-asian="bold" style:font-weight-complex="bold"/>
    </style:style>
    <style:style style:name="P19" style:family="paragraph" style:parent-style-name="Text_20_body">
      <style:paragraph-properties fo:margin-left="0cm" fo:margin-right="0cm" fo:margin-top="0cm" fo:margin-bottom="0.582cm" loext:contextual-spacing="false" style:line-height-at-least="0.741cm" fo:orphans="2" fo:widows="2" fo:text-indent="0cm" style:auto-text-indent="false" fo:padding="0cm" fo:border="none"/>
      <style:text-properties fo:font-variant="normal" fo:text-transform="none" fo:color="#000000" style:font-name="proxima-nova" fo:font-size="12pt" fo:letter-spacing="normal" fo:font-style="normal" fo:font-weight="normal" officeooo:rsid="0007e74c" officeooo:paragraph-rsid="0007e74c" style:font-weight-asian="bold" style:font-weight-complex="bold"/>
    </style:style>
    <style:style style:name="P20" style:family="paragraph" style:parent-style-name="Text_20_body" style:list-style-name="L2">
      <style:paragraph-properties fo:margin-left="0cm" fo:margin-right="0cm" fo:margin-top="0cm" fo:margin-bottom="0.079cm" loext:contextual-spacing="false" fo:line-height="150%" fo:orphans="2" fo:widows="2" fo:text-indent="0cm" style:auto-text-indent="false" fo:padding="0cm" fo:border="none"/>
      <style:text-properties fo:font-variant="normal" fo:text-transform="none" fo:color="#3a3a3a" style:font-name="monospace" fo:font-size="10.5pt" fo:letter-spacing="normal" fo:font-style="normal" fo:font-weight="normal"/>
    </style:style>
    <style:style style:name="P21" style:family="paragraph" style:parent-style-name="Heading_20_2">
      <style:paragraph-properties fo:margin-left="0cm" fo:margin-right="0cm" fo:margin-top="0cm" fo:margin-bottom="0.582cm" loext:contextual-spacing="false" style:line-height-at-least="0.741cm" fo:orphans="2" fo:widows="2" fo:text-indent="0cm" style:auto-text-indent="false" fo:padding="0cm" fo:border="none"/>
      <style:text-properties fo:font-variant="normal" fo:text-transform="none" fo:color="#3a3a3a" style:font-name="proxima-nova" fo:font-size="21pt" fo:letter-spacing="normal" fo:font-style="normal" fo:font-weight="normal" officeooo:rsid="00065244" officeooo:paragraph-rsid="00065244" style:font-weight-asian="bold" style:font-weight-complex="bold"/>
    </style:style>
    <style:style style:name="P22" style:family="paragraph" style:parent-style-name="Heading_20_2">
      <style:paragraph-properties fo:margin-left="0cm" fo:margin-right="0cm" fo:margin-top="0cm" fo:margin-bottom="0.582cm" loext:contextual-spacing="false" style:line-height-at-least="0.741cm" fo:orphans="2" fo:widows="2" fo:text-indent="0cm" style:auto-text-indent="false" fo:padding="0cm" fo:border="none"/>
      <style:text-properties fo:font-variant="normal" fo:text-transform="none" fo:color="#3a3a3a" style:font-name="monospace" fo:font-size="10.5pt" fo:letter-spacing="normal" fo:font-style="normal" fo:font-weight="normal" officeooo:rsid="0007e74c" officeooo:paragraph-rsid="0007e74c" style:font-weight-asian="bold" style:font-weight-complex="bold"/>
    </style:style>
    <style:style style:name="T1" style:family="text">
      <style:text-properties fo:font-weight="normal" officeooo:rsid="00057164" style:font-weight-asian="normal" style:font-weight-complex="normal"/>
    </style:style>
    <style:style style:name="T2" style:family="text">
      <style:text-properties fo:font-variant="normal" fo:text-transform="none" fo:color="#3a3a3a" style:font-name="monospace" fo:font-size="10.5pt" fo:letter-spacing="normal" fo:font-style="normal" fo:font-weight="normal" officeooo:rsid="00057164"/>
    </style:style>
    <style:style style:name="T3" style:family="text">
      <style:text-properties fo:font-variant="normal" fo:text-transform="none" fo:color="#3a3a3a" style:font-name="monospace" fo:font-size="10.5pt" fo:letter-spacing="normal" fo:font-style="normal" fo:font-weight="normal" officeooo:rsid="00057164" style:font-weight-asian="bold" style:font-weight-complex="bold"/>
    </style:style>
    <style:style style:name="T4" style:family="text">
      <style:text-properties fo:font-variant="normal" fo:text-transform="none" fo:color="#3a3a3a" style:font-name="monospace" fo:font-size="10.5pt" fo:letter-spacing="normal" fo:font-style="normal" fo:font-weight="normal" officeooo:rsid="0005c83f" style:font-weight-asian="bold" style:font-weight-complex="bold"/>
    </style:style>
    <style:style style:name="T5" style:family="text">
      <style:text-properties fo:font-variant="normal" fo:text-transform="none" fo:color="#3a3a3a" style:font-name="monospace" fo:font-size="10.5pt" fo:letter-spacing="normal" fo:font-style="normal" fo:font-weight="normal" officeooo:rsid="00065244" style:font-weight-asian="bold" style:font-weight-complex="bold"/>
    </style:style>
    <style:style style:name="T6" style:family="text">
      <style:text-properties fo:font-variant="normal" fo:text-transform="none" fo:color="#3a3a3a" style:font-name="monospace" fo:font-size="10.5pt" fo:letter-spacing="normal" fo:font-style="normal" fo:font-weight="normal" officeooo:rsid="0007e74c" style:font-weight-asian="bold" style:font-weight-complex="bold"/>
    </style:style>
    <style:style style:name="T7" style:family="text">
      <style:text-properties fo:font-variant="normal" fo:text-transform="none" fo:color="#3a3a3a" style:font-name="monospace" fo:font-size="10.5pt" fo:letter-spacing="normal" fo:font-style="normal" fo:font-weight="normal" officeooo:rsid="0005c83f" fo:background-color="transparent" loext:char-shading-value="0" style:font-weight-asian="bold" style:font-weight-complex="bold" loext:padding="0cm" loext:border="none"/>
    </style:style>
    <style:style style:name="T8" style:family="text">
      <style:text-properties fo:font-variant="normal" fo:text-transform="none" fo:color="#3a3a3a" style:font-name="monospace" fo:font-size="10.5pt" fo:letter-spacing="normal" fo:font-style="normal" fo:font-weight="normal" officeooo:rsid="00065244" fo:background-color="transparent" loext:char-shading-value="0" style:font-weight-asian="bold" style:font-weight-complex="bold" loext:padding="0cm" loext:border="none"/>
    </style:style>
    <style:style style:name="T9" style:family="text">
      <style:text-properties fo:font-variant="normal" fo:text-transform="none" fo:color="#3a3a3a" style:font-name="monospace" fo:font-size="10.5pt" fo:letter-spacing="normal" fo:font-style="normal" fo:font-weight="normal" officeooo:rsid="0007e74c" fo:background-color="transparent" loext:char-shading-value="0" style:font-weight-asian="bold" style:font-weight-complex="bold" loext:padding="0cm" loext:border="none"/>
    </style:style>
    <style:style style:name="T10" style:family="text">
      <style:text-properties fo:font-variant="normal" fo:text-transform="none" fo:color="#3a3a3a" style:font-name="monospace" fo:font-size="10.5pt" fo:letter-spacing="normal" fo:font-style="normal" fo:font-weight="normal" fo:background-color="transparent" loext:char-shading-value="0" loext:padding="0cm" loext:border="none"/>
    </style:style>
    <style:style style:name="T11" style:family="text">
      <style:text-properties fo:font-variant="normal" fo:text-transform="none" fo:color="#3a3a3a" style:font-name="monospace" fo:font-size="10.5pt" fo:letter-spacing="normal" fo:font-style="normal" fo:font-weight="normal" officeooo:rsid="0007e74c" fo:background-color="transparent" loext:char-shading-value="0" loext:padding="0cm" loext:border="none"/>
    </style:style>
    <style:style style:name="T12" style:family="text">
      <style:text-properties fo:font-variant="normal" fo:text-transform="none" fo:color="#3a3a3a" style:font-name="monospace" fo:font-size="10.5pt" fo:letter-spacing="normal" fo:font-style="normal" officeooo:rsid="0005c83f" style:font-weight-asian="bold" style:font-weight-complex="bold"/>
    </style:style>
    <style:style style:name="T13" style:family="text">
      <style:text-properties fo:font-variant="normal" fo:text-transform="none" fo:color="#3a3a3a" style:font-name="monospace" fo:font-size="10.5pt" fo:letter-spacing="normal" fo:font-style="normal" fo:font-weight="bold" officeooo:rsid="00065244" fo:background-color="transparent" loext:char-shading-value="0" style:font-weight-asian="bold" style:font-weight-complex="bold" loext:padding="0cm" loext:border="none"/>
    </style:style>
    <style:style style:name="T14" style:family="text">
      <style:text-properties fo:font-variant="normal" fo:text-transform="none" fo:color="#3a3a3a" style:font-name="monospace" fo:font-size="10.5pt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15" style:family="text">
      <style:text-properties fo:font-variant="normal" fo:text-transform="none" fo:color="#3a3a3a" fo:font-size="10.5pt" fo:letter-spacing="normal" fo:font-style="normal" fo:font-weight="bold" officeooo:rsid="00065244" fo:background-color="transparent" loext:char-shading-value="0" style:font-weight-asian="bold" style:font-weight-complex="bold" loext:padding="0cm" loext:border="none"/>
    </style:style>
    <style:style style:name="T16" style:family="text">
      <style:text-properties fo:font-variant="normal" fo:text-transform="none" fo:color="#3a3a3a" fo:letter-spacing="normal" fo:background-color="transparent" loext:char-shading-value="0" loext:padding="0cm" loext:border="none"/>
    </style:style>
    <style:style style:name="T17" style:family="text">
      <style:text-properties fo:font-variant="normal" fo:text-transform="none" fo:color="#3a3a3a" fo:letter-spacing="normal" fo:font-weight="bold" fo:background-color="transparent" loext:char-shading-value="0" style:font-weight-asian="bold" style:font-weight-complex="bold" loext:padding="0cm" loext:border="none"/>
    </style:style>
    <style:style style:name="T18" style:family="text">
      <style:text-properties fo:font-variant="normal" fo:text-transform="none" fo:color="#3a3a3a" fo:font-size="12pt" fo:letter-spacing="normal" fo:font-style="normal" fo:font-weight="normal" officeooo:rsid="00065244" fo:background-color="transparent" loext:char-shading-value="0" style:font-weight-asian="bold" style:font-weight-complex="bold" loext:padding="0cm" loext:border="none"/>
    </style:style>
    <style:style style:name="T19" style:family="text">
      <style:text-properties fo:font-variant="normal" fo:text-transform="none" fo:color="#3a3a3a" fo:font-size="12pt" fo:letter-spacing="normal" fo:font-style="normal" fo:font-weight="bold" officeooo:rsid="00065244" fo:background-color="transparent" loext:char-shading-value="0" style:font-weight-asian="bold" style:font-weight-complex="bold" loext:padding="0cm" loext:border="none"/>
    </style:style>
    <style:style style:name="T20" style:family="text">
      <style:text-properties fo:font-variant="normal" fo:text-transform="none" fo:color="#000000" style:font-name="monospace" fo:font-size="10.5pt" fo:letter-spacing="normal" fo:font-style="normal" fo:font-weight="normal" officeooo:rsid="0005c83f" style:font-weight-asian="bold" style:font-weight-complex="bold" loext:padding="0cm" loext:border="none"/>
    </style:style>
    <style:style style:name="T21" style:family="text">
      <style:text-properties fo:font-variant="normal" fo:text-transform="none" fo:color="#000000" style:font-name="monospace" fo:font-size="10.5pt" fo:letter-spacing="normal" fo:font-style="normal" fo:font-weight="normal" officeooo:rsid="00065244" style:font-weight-asian="bold" style:font-weight-complex="bold"/>
    </style:style>
    <style:style style:name="T22" style:family="text">
      <style:text-properties fo:font-variant="normal" fo:text-transform="none" fo:color="#000000" style:font-name="monospace" fo:font-size="10.5pt" fo:letter-spacing="normal" fo:font-style="normal" fo:font-weight="normal" officeooo:rsid="0007e74c" style:font-weight-asian="bold" style:font-weight-complex="bold"/>
    </style:style>
    <style:style style:name="T23" style:family="text">
      <style:text-properties fo:font-variant="normal" fo:text-transform="none" fo:color="#000000" style:font-name="monospace" fo:font-size="10.5pt" fo:letter-spacing="normal" fo:font-style="normal" fo:font-weight="normal" officeooo:rsid="0007e74c" style:font-weight-asian="bold" style:font-weight-complex="bold" loext:padding="0cm" loext:border="none"/>
    </style:style>
    <style:style style:name="T24" style:family="text">
      <style:text-properties fo:font-variant="normal" fo:text-transform="none" fo:color="#000000" style:font-name="monospace" fo:font-size="10.5pt" fo:letter-spacing="normal" fo:font-style="normal" fo:font-weight="normal" officeooo:rsid="00057164" style:font-weight-asian="normal" style:font-weight-complex="normal"/>
    </style:style>
    <style:style style:name="T25" style:family="text">
      <style:text-properties fo:font-variant="normal" fo:text-transform="none" fo:color="#000000" style:font-name="monospace" fo:font-size="11.25pt" fo:letter-spacing="normal" fo:font-style="normal" fo:font-weight="normal" officeooo:rsid="0005c83f" style:font-weight-asian="bold" style:font-weight-complex="bold" loext:padding="0cm" loext:border="none"/>
    </style:style>
    <style:style style:name="T26" style:family="text">
      <style:text-properties fo:font-variant="normal" fo:text-transform="none" fo:color="#000000" style:font-name="monospace" fo:font-size="11.25pt" fo:letter-spacing="normal" fo:font-style="normal" fo:font-weight="normal" officeooo:rsid="00065244" style:font-weight-asian="bold" style:font-weight-complex="bold" loext:padding="0cm" loext:border="none"/>
    </style:style>
    <style:style style:name="T27" style:family="text">
      <style:text-properties fo:font-variant="normal" fo:text-transform="none" fo:color="#000000" style:font-name="monospace" fo:font-size="11.25pt" fo:letter-spacing="normal" fo:font-style="normal" fo:font-weight="normal" officeooo:rsid="0007e74c" style:font-weight-asian="bold" style:font-weight-complex="bold" loext:padding="0cm" loext:border="none"/>
    </style:style>
    <style:style style:name="T28" style:family="text">
      <style:text-properties fo:font-variant="normal" fo:text-transform="none" fo:color="#000000" style:font-name="monospace" fo:font-size="11.25pt" fo:letter-spacing="normal" fo:font-style="normal" fo:font-weight="normal" officeooo:rsid="00057164" style:font-weight-asian="normal" style:font-weight-complex="normal" loext:padding="0cm" loext:border="none"/>
    </style:style>
    <style:style style:name="T29" style:family="text">
      <style:text-properties fo:font-variant="normal" fo:text-transform="none" fo:color="#000000" style:font-name="monospace" fo:font-size="11.25pt" fo:letter-spacing="normal" fo:font-style="normal" fo:font-weight="normal" loext:padding="0cm" loext:border="none"/>
    </style:style>
    <style:style style:name="T30" style:family="text">
      <style:text-properties fo:font-variant="normal" fo:text-transform="none" fo:color="#000000" style:font-name="proxima-nova" fo:font-size="12pt" fo:letter-spacing="normal" fo:font-style="normal" fo:font-weight="normal"/>
    </style:style>
    <style:style style:name="T31" style:family="text">
      <style:text-properties fo:font-variant="normal" fo:text-transform="none" fo:color="#000000" style:font-name="proxima-nova" fo:font-size="12pt" fo:letter-spacing="normal" fo:font-style="normal" fo:font-weight="normal" officeooo:rsid="0005c83f" style:font-weight-asian="bold" style:font-weight-complex="bold"/>
    </style:style>
    <style:style style:name="T32" style:family="text">
      <style:text-properties fo:font-variant="normal" fo:text-transform="none" fo:color="#000000" style:font-name="proxima-nova" fo:font-size="12pt" fo:letter-spacing="normal" fo:font-style="normal" fo:font-weight="normal" officeooo:rsid="00065244" style:font-weight-asian="bold" style:font-weight-complex="bold"/>
    </style:style>
    <style:style style:name="T33" style:family="text">
      <style:text-properties fo:font-variant="normal" fo:text-transform="none" fo:color="#000000" style:font-name="proxima-nova" fo:font-size="12pt" fo:letter-spacing="normal" fo:font-style="normal" fo:font-weight="normal" officeooo:rsid="0007e74c" style:font-weight-asian="bold" style:font-weight-complex="bold"/>
    </style:style>
    <style:style style:name="T34" style:family="text">
      <style:text-properties fo:font-variant="normal" fo:text-transform="none" fo:color="#000000" style:font-name="proxima-nova" fo:font-size="12pt" fo:letter-spacing="normal" fo:font-style="normal" fo:font-weight="normal" officeooo:rsid="00057164" style:font-weight-asian="normal" style:font-weight-complex="normal"/>
    </style:style>
    <style:style style:name="T35" style:family="text">
      <style:text-properties fo:font-variant="normal" fo:text-transform="none" fo:color="#000000" style:font-name="proxima-nova" fo:font-size="12pt" fo:letter-spacing="normal" fo:font-style="normal" fo:font-weight="normal" officeooo:rsid="0007e74c" style:font-weight-asian="normal" style:font-weight-complex="normal"/>
    </style:style>
    <style:style style:name="T36" style:family="text">
      <style:text-properties fo:font-variant="normal" fo:text-transform="none" fo:color="#000000" style:font-name="proxima-nova" fo:font-size="12pt" fo:letter-spacing="normal" fo:font-style="normal" fo:font-weight="bold" officeooo:rsid="00065244" style:font-weight-asian="bold" style:font-weight-complex="bold"/>
    </style:style>
    <style:style style:name="T37" style:family="text">
      <style:text-properties fo:font-variant="normal" fo:text-transform="none" fo:color="#000000" style:font-name="proxima-nova" fo:font-size="12pt" fo:letter-spacing="normal" fo:font-style="normal" style:text-underline-style="none" fo:font-weight="normal" officeooo:rsid="00065244" style:font-weight-asian="bold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proxima-nova" fo:font-size="12pt" fo:letter-spacing="normal" fo:font-style="normal" style:text-underline-style="none" fo:font-weight="normal" officeooo:rsid="00065244" style:text-blinking="false" fo:background-color="transparent" loext:char-shading-value="0" style:font-weight-asian="bold" style:font-weight-complex="bold" loext:padding-left="0cm" loext:padding-right="0cm" loext:padding-top="0cm" loext:padding-bottom="0.049cm" loext:border-left="none" loext:border-right="none" loext:border-top="none" loext:border-bottom="0.06pt dotted #000000"/>
    </style:style>
    <style:style style:name="T39" style:family="text">
      <style:text-properties fo:font-variant="normal" fo:text-transform="none" fo:color="#e94849" style:font-name="monospace" fo:font-size="10.5pt" fo:letter-spacing="normal" fo:font-style="normal" fo:font-weight="normal" officeooo:rsid="0005c83f" style:font-weight-asian="bold" style:font-weight-complex="bold"/>
    </style:style>
    <style:style style:name="T40" style:family="text">
      <style:text-properties fo:font-variant="normal" fo:text-transform="none" fo:color="#e94849" style:font-name="monospace" fo:font-size="10.5pt" fo:letter-spacing="normal" fo:font-style="normal" fo:font-weight="normal" officeooo:rsid="00065244" style:font-weight-asian="bold" style:font-weight-complex="bold"/>
    </style:style>
    <style:style style:name="T41" style:family="text">
      <style:text-properties fo:font-variant="normal" fo:text-transform="none" fo:color="#e94849" style:font-name="monospace" fo:font-size="10.5pt" fo:letter-spacing="normal" fo:font-style="normal" fo:font-weight="normal" officeooo:rsid="0007e74c" style:font-weight-asian="bold" style:font-weight-complex="bold"/>
    </style:style>
    <style:style style:name="T42" style:family="text">
      <style:text-properties fo:font-variant="normal" fo:text-transform="none" fo:color="#e94849" style:font-name="monospace" fo:font-size="10.5pt" fo:letter-spacing="normal" fo:font-style="normal" fo:font-weight="normal" fo:background-color="transparent" loext:char-shading-value="0" loext:padding="0cm" loext:border="none"/>
    </style:style>
    <style:style style:name="T43" style:family="text">
      <style:text-properties fo:font-variant="normal" fo:text-transform="none" fo:color="#e94849" style:font-name="monospace" fo:font-size="10.5pt" fo:letter-spacing="normal" fo:font-style="normal" fo:font-weight="bold" officeooo:rsid="00065244" fo:background-color="transparent" loext:char-shading-value="0" style:font-weight-asian="bold" style:font-weight-complex="bold" loext:padding="0cm" loext:border="none"/>
    </style:style>
    <style:style style:name="T44" style:family="text">
      <style:text-properties officeooo:rsid="00038904" style:font-weight-asian="bold" style:font-weight-complex="bold"/>
    </style:style>
    <style:style style:name="T45" style:family="text">
      <style:text-properties officeooo:rsid="00057164" style:font-weight-asian="bold" style:font-weight-complex="bold"/>
    </style:style>
    <style:style style:name="T46" style:family="text">
      <style:text-properties officeooo:rsid="0007e74c" style:font-weight-asian="bold" style:font-weight-complex="bold"/>
    </style:style>
    <style:style style:name="T47" style:family="text">
      <style:text-properties officeooo:rsid="00088d38" style:font-weight-asian="bold" style:font-weight-complex="bold"/>
    </style:style>
    <style:style style:name="T48" style:family="text">
      <style:text-properties style:font-name="monospace" fo:font-size="11.25pt" officeooo:rsid="0007e74c" style:font-weight-asian="bold" style:font-weight-complex="bold" loext:padding="0cm" loext:border="none"/>
    </style:style>
    <style:style style:name="T49" style:family="text">
      <style:text-properties fo:color="#3a3a3a" style:font-name="monospace" fo:font-size="10.5pt" officeooo:rsid="00065244" style:font-weight-asian="bold" style:font-weight-complex="bold"/>
    </style:style>
    <style:style style:name="T50" style:family="text">
      <style:text-properties fo:color="#3a3a3a" style:font-name="monospace" fo:font-size="10.5pt" officeooo:rsid="0007e74c" style:font-weight-asian="bold" style:font-weight-complex="bold"/>
    </style:style>
    <style:style style:name="T51" style:family="text">
      <style:text-properties fo:color="#3a3a3a" style:font-name="monospace" fo:font-size="10.5pt" officeooo:rsid="0007e74c" fo:background-color="transparent" loext:char-shading-value="0" style:font-weight-asian="bold" style:font-weight-complex="bold" loext:padding="0cm" loext:border="none"/>
    </style:style>
    <style:style style:name="T52" style:family="text">
      <style:text-properties fo:color="#e94849" style:font-name="monospace" fo:font-size="10.5pt" officeooo:rsid="0007e74c" fo:background-color="transparent" loext:char-shading-value="0" style:font-weight-asian="bold" style:font-weight-complex="bold" loext:padding="0cm" loext:border="none"/>
    </style:style>
    <style:style style:name="T53" style:family="text">
      <style:text-properties officeooo:rsid="0007e74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44">How to deploy angular app</text:span><text:span text:style-name="T45">lication in azure virtual machine<text:line-break/><text:line-break/></text:span><text:span text:style-name="T47">NodeJs:-<text:line-break/></text:span><text:a xlink:type="simple" xlink:href="https://tecadmin.net/install-latest-nodejs-npm-on-ubuntu/" text:style-name="Internet_20_link" text:visited-style-name="Visited_20_Internet_20_Link"><text:span text:style-name="T47">https://tecadmin.net/install-latest-nodejs-npm-on-ubuntu/</text:span></text:a><text:span text:style-name="T47"><text:line-break/></text:span><text:span text:style-name="T45"><text:line-break/>Nginx:-<text:line-break/></text:span><text:a xlink:type="simple" xlink:href="https://www.digitalocean.com/community/tutorials/how-to-install-nginx-on-ubuntu-16-04" text:style-name="Internet_20_link" text:visited-style-name="Visited_20_Internet_20_Link"><text:span text:style-name="T1">https://www.digitalocean.com/community/tutorials/how-to-install-nginx-on-ubuntu-16-04</text:span></text:a><text:span text:style-name="T45"><text:line-break/><text:line-break/>Virtual Machine Configuration:-<text:line-break/></text:span><text:a xlink:type="simple" xlink:href="https://www.digitalocean.com/community/tutorials/how-to-set-up-nginx-server-blocks-virtual-hosts-on-ubuntu-16-04" text:style-name="Internet_20_link" text:visited-style-name="Visited_20_Internet_20_Link"><text:span text:style-name="T1">https://www.digitalocean.com/community/tutorials/how-to-set-up-nginx-server-blocks-virtual-hosts-on-ubuntu-16-04</text:span></text:a><text:span text:style-name="T45"><text:line-break/><text:line-break/>SSL using Let’s Encrypt:-<text:line-break/></text:span><text:a xlink:type="simple" xlink:href="https://www.digitalocean.com/community/tutorials/how-to-secure-nginx-with-let-s-encrypt-on-ubuntu-16-04" text:style-name="Internet_20_link" text:visited-style-name="Visited_20_Internet_20_Link"><text:span text:style-name="T1">https://www.digitalocean.com/community/tutorials/how-to-secure-nginx-with-let-s-encrypt-on-ubuntu-16-04</text:span></text:a><text:span text:style-name="T45"><text:line-break/><text:line-break/>How to install Nginx:-<text:line-break/></text:span></text:p>
      <text:p text:style-name="P12"><text:span text:style-name="T1">Installing the all updates in ubuntu debian version</text:span><text:span text:style-name="T45"><text:line-break/></text:span><text:span text:style-name="T3"><text:line-break/>$ </text:span><text:span text:style-name="T2">sudo apt-get update<text:line-break/><text:line-break/>Installing the Nginx web server, please follow the below command</text:span></text:p>
      <text:p text:style-name="P12"><text:span text:style-name="T3"><text:line-break/>$ sudo apt-get install nginx<text:line-break/><text:line-break/></text:span><text:bookmark text:name="step-2-adjust-the-firewall"/><text:span text:style-name="T3">Adjust the Firewall</text:span></text:p>
      <text:p text:style-name="P13"><text:span text:style-name="T34"><text:line-break/>We can list the applications configurations that </text:span><text:span text:style-name="Source_20_Text"><text:span text:style-name="T28">ufw</text:span></text:span><text:span text:style-name="T24"> </text:span><text:span text:style-name="T34">knows how to work with by typing:<text:line-break/></text:span><text:span text:style-name="T3"><text:line-break/></text:span><text:span text:style-name="T4">$ sudo ufw app list<text:line-break/><text:line-break/>Firewall should be enable,<text:line-break/><text:line-break/>$ sudo ufw status (sudo ufw enable/disable)<text:line-break/><text:line-break/><text:line-break/></text:span><text:span text:style-name="T12">How To Set Up Nginx Server Blocks (Virtual Hosts) on Ubuntu 16.04</text:span></text:p>
      <text:p text:style-name="P13"><text:span text:style-name="T4"><text:line-break/><text:line-break/></text:span><text:bookmark text:name="step-one-set-up-new-document-root-directories"/><text:span text:style-name="T4">Set Up New Document Root Directories</text:span></text:p>
      <text:p text:style-name="P14"><text:span text:style-name="T4"><text:line-break/>$ sudo mkdir -p /var/www/</text:span><text:span text:style-name="T39">example.com</text:span><text:span text:style-name="T4">/html<text:line-break/><text:line-break/></text:span><text:span text:style-name="T31">We can use the </text:span><text:span text:style-name="Source_20_Text"><text:span text:style-name="T25">$USER</text:span></text:span><text:span text:style-name="Source_20_Text"><text:span text:style-name="T20"> </text:span></text:span><text:span text:style-name="T31">environmental variable to assign ownership to the account that we are currently signed in on (make sure you're not logged in as </text:span><text:span text:style-name="Source_20_Text"><text:span text:style-name="T25">root</text:span></text:span><text:span text:style-name="T31">). This will allow us to easily create or edit the content in this directory:</text:span><text:span text:style-name="T4"><text:line-break/><text:line-break/>$ sudo chown -R $USER:$USER /var/www/</text:span><text:span text:style-name="T39">example.com</text:span><text:span text:style-name="T4">/html<text:line-break/><text:line-break/><text:line-break/></text:span><text:span text:style-name="T31">The permissions of our web roots should be correct already if you have not modified your </text:span><text:span text:style-name="Source_20_Text"><text:span text:style-name="T25">umask</text:span></text:span><text:span text:style-name="Source_20_Text"><text:span text:style-name="T20"> </text:span></text:span><text:span text:style-name="T31">value, but we can make sure by typing:</text:span><text:span text:style-name="T4"><text:line-break/><text:line-break/></text:span><text:soft-page-break/><text:span text:style-name="T4">sudo chmod -R 755 /var/www<text:line-break/><text:line-break/><text:line-break/><text:line-break/></text:span><text:bookmark text:name="step-two-create-sample-pages-for-each-site"/><text:span text:style-name="T4">Create Sample Pages for Each Site</text:span></text:p>
      <text:p text:style-name="P15"><text:line-break/>Now that we have our directory structure set up, let's create a default page for each of our sites so that we will have something to display.</text:p>
      <text:p text:style-name="P5"><text:span text:style-name="T30">Create an </text:span><text:span text:style-name="Source_20_Text"><text:span text:style-name="T29">index.html </text:span></text:span><text:span text:style-name="T30">file in your first domain:</text:span></text:p>
      <text:p text:style-name="P14"><text:span text:style-name="T4">$ nano /var/www/</text:span><text:span text:style-name="T39">example.com</text:span><text:span text:style-name="T4">/html/index.html<text:line-break/><text:line-break/></text:span><text:span text:style-name="Source_20_Text"><text:span text:style-name="T7">&lt;html&gt;</text:span></text:span></text:p>
      <text:p text:style-name="P11"><text:span text:style-name="Source_20_Text"><text:span text:style-name="T16"><text:s text:c="4"/></text:span></text:span><text:span text:style-name="Source_20_Text"><text:span text:style-name="T10">&lt;head&gt;</text:span></text:span></text:p>
      <text:p text:style-name="P11"><text:span text:style-name="Source_20_Text"><text:span text:style-name="T16"><text:s text:c="8"/></text:span></text:span><text:span text:style-name="Source_20_Text"><text:span text:style-name="T10">&lt;title&gt;Welcome to </text:span></text:span><text:span text:style-name="Source_20_Text"><text:span text:style-name="T42">Example.com</text:span></text:span><text:span text:style-name="Source_20_Text"><text:span text:style-name="T10">!&lt;/title&gt;</text:span></text:span></text:p>
      <text:p text:style-name="P11"><text:span text:style-name="Source_20_Text"><text:span text:style-name="T16"><text:s text:c="4"/></text:span></text:span><text:span text:style-name="Source_20_Text"><text:span text:style-name="T10">&lt;/head&gt;</text:span></text:span></text:p>
      <text:p text:style-name="P11"><text:span text:style-name="Source_20_Text"><text:span text:style-name="T16"><text:s text:c="4"/></text:span></text:span><text:span text:style-name="Source_20_Text"><text:span text:style-name="T10">&lt;body&gt;</text:span></text:span></text:p>
      <text:p text:style-name="P11"><text:span text:style-name="Source_20_Text"><text:span text:style-name="T16"><text:s text:c="8"/></text:span></text:span><text:span text:style-name="Source_20_Text"><text:span text:style-name="T10">&lt;h1&gt;Success! <text:s/>The </text:span></text:span><text:span text:style-name="Source_20_Text"><text:span text:style-name="T42">example.com</text:span></text:span><text:span text:style-name="Source_20_Text"><text:span text:style-name="T10"> server block is working!&lt;/h1&gt;</text:span></text:span></text:p>
      <text:p text:style-name="P11"><text:span text:style-name="Source_20_Text"><text:span text:style-name="T16"><text:s text:c="4"/></text:span></text:span><text:span text:style-name="Source_20_Text"><text:span text:style-name="T10">&lt;/body&gt;</text:span></text:span></text:p>
      <text:p text:style-name="P11"><text:span text:style-name="Source_20_Text"><text:span text:style-name="T10">&lt;/html&gt;</text:span></text:span></text:p>
      <text:p text:style-name="P15"><text:line-break/><text:line-break/>Save and close the file when you are finished.</text:p>
      <text:p text:style-name="P6"><text:span text:style-name="T4"><text:line-break/></text:span><text:bookmark text:name="create-the-first-server-block-file"/><text:span text:style-name="T4">Create the First Server Block File</text:span></text:p>
      <text:p text:style-name="P7"><text:span text:style-name="T4">As mentioned above, we will create our first server block config file by copying over the default file:<text:line-break/></text:span><text:span text:style-name="T5">$ sudo cp /etc/nginx/sites-available/default /etc/nginx/sites-available/</text:span><text:span text:style-name="T40">example.com</text:span><text:span text:style-name="T5"><text:line-break/><text:line-break/></text:span><text:span text:style-name="T32">Now, open the new file you created in your text editor with </text:span><text:span text:style-name="Source_20_Text"><text:span text:style-name="T26">sudo</text:span></text:span><text:span text:style-name="T21"> </text:span><text:span text:style-name="T32">privileges:<text:line-break/>$ </text:span><text:span text:style-name="T5">sudo nano /etc/nginx/sites-available/</text:span><text:span text:style-name="T40">example.com</text:span><text:span text:style-name="T32"><text:line-break/>Change the below,<text:line-break/></text:span><text:span text:style-name="Source_20_Text"><text:span text:style-name="T18"> <text:s text:c="7"/></text:span></text:span><text:span text:style-name="Source_20_Text"><text:span text:style-name="T8">listen 80 default_server;</text:span></text:span></text:p>
      <text:p text:style-name="P11"><text:span text:style-name="Source_20_Text"><text:span text:style-name="T16"><text:s text:c="8"/></text:span></text:span><text:span text:style-name="Source_20_Text"><text:span text:style-name="T10">listen [::]:80 default_server;</text:span></text:span></text:p>
      <text:p text:style-name="P7"><text:span text:style-name="T32">to </text:span><text:span text:style-name="T36"><text:line-break/></text:span><text:span text:style-name="Source_20_Text"><text:span text:style-name="T19"> <text:s text:c="7"/></text:span></text:span><text:span text:style-name="Source_20_Text"><text:span text:style-name="T13">listen 80;</text:span></text:span></text:p>
      <text:p text:style-name="P11"><text:span text:style-name="Source_20_Text"><text:span text:style-name="T17"><text:s text:c="8"/></text:span></text:span><text:span text:style-name="Source_20_Text"><text:span text:style-name="T14">listen [::]:80;</text:span></text:span></text:p>
      <text:p text:style-name="P7"><text:soft-page-break/><text:span text:style-name="T4"><text:line-break/></text:span><text:span text:style-name="T5">and also set the root element,<text:line-break/></text:span><text:span text:style-name="Source_20_Text"><text:span text:style-name="T15"> </text:span></text:span><text:span text:style-name="Source_20_Text"><text:span text:style-name="T13">root /var/www/</text:span></text:span><text:span text:style-name="Source_20_Text"><text:span text:style-name="T43">example.com</text:span></text:span><text:span text:style-name="Source_20_Text"><text:span text:style-name="T13">/html;</text:span></text:span></text:p>
      <text:p text:style-name="P7"><text:span text:style-name="T5"><text:line-break/>and set the server name too,<text:line-break/></text:span><text:span text:style-name="Source_20_Text"><text:span text:style-name="T13">server_name </text:span></text:span><text:span text:style-name="Source_20_Text"><text:span text:style-name="T43">example.com</text:span></text:span><text:span text:style-name="Source_20_Text"><text:span text:style-name="T13"> www.</text:span></text:span><text:span text:style-name="Source_20_Text"><text:span text:style-name="T43">example.com</text:span></text:span><text:span text:style-name="Source_20_Text"><text:span text:style-name="T13">;</text:span></text:span></text:p>
      <text:h text:style-name="P21" text:outline-level="2">Enable your Server Blocks and Restart Nginx</text:h>
      <text:p text:style-name="P7"><text:span text:style-name="T32">Now that we have our server block files, we need to enable them. We can do this by creating symbolic links from these files to the </text:span><text:span text:style-name="Source_20_Text"><text:span text:style-name="T26">sites-enabled</text:span></text:span><text:span text:style-name="T32"> directory, which Nginx reads from during startup.</text:span></text:p>
      <text:p text:style-name="P2">We can create these links by typing:</text:p>
      <text:p text:style-name="P7"><text:span text:style-name="T5">$ sudo ln -s /etc/nginx/sites-available/</text:span><text:span text:style-name="T40">example.com</text:span><text:span text:style-name="T5"> /etc/nginx/sites-enabled/<text:line-break/></text:span><text:span text:style-name="T32">These files are now in the enabled directory. We now have three server blocks enabled, which are configured to respond based on their</text:span><text:span text:style-name="T37"> </text:span><text:span text:style-name="Source_20_Text"><text:span text:style-name="T26">listen </text:span></text:span><text:span text:style-name="T32">directive and the </text:span><text:span text:style-name="Source_20_Text"><text:span text:style-name="T26">server_name </text:span></text:span><text:span text:style-name="T32">(you can read more about how Nginx processes these directives </text:span><text:a xlink:type="simple" xlink:href="https://www.digitalocean.com/community/tutorials/understanding-nginx-server-and-location-block-selection-algorithms" text:style-name="Internet_20_link" text:visited-style-name="Visited_20_Internet_20_Link"><text:span text:style-name="T38">here</text:span></text:a><text:span text:style-name="T32">):</text:span></text:p>
      <text:list xml:id="list6397498994399405265" text:style-name="L1">
        <text:list-item>
          <text:p text:style-name="P17"><text:span text:style-name="Source_20_Text"><text:span text:style-name="T29">example.com</text:span></text:span><text:span text:style-name="T30">: Will respond to requests for </text:span><text:span text:style-name="Source_20_Text"><text:span text:style-name="T29">example.com </text:span></text:span><text:span text:style-name="T30">and </text:span><text:span text:style-name="Source_20_Text"><text:span text:style-name="T29">www.example.com</text:span></text:span></text:p>
        </text:list-item>
        <text:list-item>
          <text:p text:style-name="P17"><text:span text:style-name="Source_20_Text"><text:span text:style-name="T29">test.com</text:span></text:span><text:span text:style-name="T30">: Will respond to requests for </text:span><text:span text:style-name="Source_20_Text"><text:span text:style-name="T29">test.com </text:span></text:span><text:span text:style-name="T30">and </text:span><text:span text:style-name="Source_20_Text"><text:span text:style-name="T29">www.test.com</text:span></text:span></text:p>
        </text:list-item>
        <text:list-item>
          <text:p text:style-name="P17"><text:span text:style-name="Source_20_Text"><text:span text:style-name="T29">default</text:span></text:span><text:span text:style-name="T30">: Will respond to any requests on port 80 that do not match the other two blocks.</text:span></text:p>
        </text:list-item>
      </text:list>
      <text:p text:style-name="P8"><text:span text:style-name="T5"><text:line-break/></text:span><text:span text:style-name="T6">$ sudo nano /etc/nginx/nginx.conf<text:line-break/></text:span><text:span text:style-name="T33">Within the file, find the </text:span><text:span text:style-name="Source_20_Text"><text:span text:style-name="T27">server_names_hash_bucket_size </text:span></text:span><text:span text:style-name="T33">directive. Remove the </text:span><text:span text:style-name="Source_20_Text"><text:span text:style-name="T27">#</text:span></text:span><text:span text:style-name="Source_20_Text"><text:span text:style-name="T23"> </text:span></text:span><text:span text:style-name="T33">symbol to uncomment the line:</text:span><text:span text:style-name="T5"><text:line-break/><text:line-break/></text:span><text:span text:style-name="Source_20_Text"><text:span text:style-name="T8">http {</text:span></text:span></text:p>
      <text:p text:style-name="P11"><text:span text:style-name="Source_20_Text"><text:span text:style-name="T16"><text:s text:c="4"/></text:span></text:span><text:span text:style-name="Source_20_Text"><text:span text:style-name="T10">. . .</text:span></text:span></text:p>
      <text:p text:style-name="P11"/>
      <text:p text:style-name="P11"><text:soft-page-break/><text:span text:style-name="Source_20_Text"><text:span text:style-name="T16"><text:s text:c="4"/></text:span></text:span><text:span text:style-name="Source_20_Text"><text:span text:style-name="T10">server_names_hash_bucket_size 64;</text:span></text:span></text:p>
      <text:p text:style-name="P11"/>
      <text:p text:style-name="P11"><text:span text:style-name="Source_20_Text"><text:span text:style-name="T16"><text:s text:c="4"/></text:span></text:span><text:span text:style-name="Source_20_Text"><text:span text:style-name="T10">. . .</text:span></text:span></text:p>
      <text:p text:style-name="P11"><text:span text:style-name="Source_20_Text"><text:span text:style-name="T10">}</text:span></text:span></text:p>
      <text:p text:style-name="P3"><text:span text:style-name="T49">Next, test to make sure that there are no syntax errors in any of your Nginx files:<text:line-break/><text:line-break/></text:span><text:span text:style-name="T50">$ sudo nginx -t<text:line-break/><text:line-break/>If no problems were found, restart Nginx to enable your changes:<text:line-break/><text:line-break/>$ sudo systemctl restart nginx<text:line-break/><text:line-break/></text:span><text:bookmark text:name="step-six-test-your-results"/><text:span text:style-name="T50">Test your Results<text:line-break/>Now that you are all set up, you should test that your server blocks are functioning correctly. You can do that by visiting the domains in your web browser:</text:span></text:p>
      <text:p text:style-name="P1"><text:span text:style-name="Source_20_Text"><text:span text:style-name="T51">http://</text:span></text:span><text:span text:style-name="Source_20_Text"><text:span text:style-name="T52">example.com</text:span></text:span></text:p>
      <text:p text:style-name="P18">You should see a page that looks like this:</text:p>
      <text:p text:style-name="P4"><draw:frame draw:style-name="fr1" draw:name="Image1" text:anchor-type="as-char" svg:width="18.256cm" svg:height="1.402cm" draw:z-index="0"><draw:image xlink:href="Pictures/10000000000002B2000000353C9A98CA6982E19F.png" xlink:type="simple" xlink:show="embed" xlink:actuate="onLoad"/><svg:title>Nginx first server block</svg:title></draw:frame></text:p>
      <text:p text:style-name="P18"><text:line-break/>How To Secure Nginx with Let's Encrypt on Ubuntu 16.04</text:p>
      <text:h text:style-name="P22" text:outline-level="2"><text:bookmark text:name="step-1-—-installing-certbot"/>Installing Certbot</text:h>
      <text:p text:style-name="P3"><text:span text:style-name="T46">The first step to using Let's Encrypt to obtain an SSL certificate is to install the </text:span><text:span text:style-name="Source_20_Text"><text:span text:style-name="T48">certbot </text:span></text:span><text:span text:style-name="T46">software on your server. The Certbot developers maintain their own Ubuntu software repository with up-to-date versions of the software. Because Certbot is in such active development it's worth using this repository to install a newer Certbot than provided by Ubuntu.</text:span></text:p>
      <text:p text:style-name="P2"><text:soft-page-break/><text:line-break/><text:line-break/><text:line-break/><text:line-break/>First, add the repository:</text:p>
      <text:p text:style-name="P8"><text:span text:style-name="T6">$ sudo add-apt-repository ppa:certbot/certbot<text:line-break/><text:line-break/></text:span><text:span text:style-name="T33">You'll need to press </text:span><text:span text:style-name="Source_20_Text"><text:span text:style-name="T27">ENTER</text:span></text:span><text:span text:style-name="Source_20_Text"><text:span text:style-name="T23"> </text:span></text:span><text:span text:style-name="T33">to accept. Afterwards, update the package list to pick up the new repository's package information:</text:span><text:span text:style-name="T6"><text:line-break/>$ sudo apt-get update<text:line-break/></text:span><text:span text:style-name="T33">And finally, install Certbot with </text:span><text:span text:style-name="Source_20_Text"><text:span text:style-name="T27">apt-get</text:span></text:span><text:span text:style-name="T33">:<text:line-break/>$ sudo apt-get install python-certbot-nginx<text:line-break/><text:line-break/></text:span><text:bookmark text:name="step-3-—-updating-the-firewall"/><text:span text:style-name="T33">Updating the Firewall</text:span></text:p>
      <text:p text:style-name="P8"><text:span text:style-name="T33">If you have the </text:span><text:span text:style-name="Source_20_Text"><text:span text:style-name="T27">ufw </text:span></text:span><text:span text:style-name="T33">firewall enabled, as recommended by the prerequisite guides, you'll need to adjust the settings to allow for HTTPS traffic. Luckily, Nginx registers a few profiles with </text:span><text:span text:style-name="Source_20_Text"><text:span text:style-name="T27">ufw </text:span></text:span><text:span text:style-name="T33">upon installation.</text:span></text:p>
      <text:p text:style-name="P2">You can see the current setting by typing:</text:p>
      <text:p text:style-name="P8"><text:span text:style-name="T33">$ sudo ufw status<text:line-break/><text:line-break/>To additionally let in HTTPS traffic, we can allow the "Nginx Full" profile and then delete the redundant "Nginx HTTP" profile allowance:<text:line-break/><text:line-break/></text:span><text:span text:style-name="T35">$ sudo ufw allow 'Nginx Full' </text:span></text:p>
      <text:list xml:id="list2601150518915024481" text:style-name="L2">
        <text:list-header>
          <text:p text:style-name="P20"><text:span text:style-name="T53">$ s</text:span>udo ufw delete allow 'Nginx HTTP'</text:p>
        </text:list-header>
      </text:list>
      <text:p text:style-name="P19">Your status should look like this now:</text:p>
      <text:p text:style-name="P9"><text:span text:style-name="Source_20_Text"><text:span text:style-name="T10">sudo ufw status </text:span></text:span><text:span text:style-name="Source_20_Text"><text:span text:style-name="T11">(Status should be active)</text:span></text:span></text:p>
      <text:p text:style-name="P8"><text:span text:style-name="T6"><text:line-break/><text:line-break/><text:line-break/></text:span><text:soft-page-break/><text:span text:style-name="T6"><text:line-break/><text:line-break/><text:line-break/></text:span><text:bookmark text:name="step-4-—-obtaining-an-ssl-certificate"/><text:span text:style-name="T6">Obtaining an SSL Certificate</text:span></text:p>
      <text:p text:style-name="P8"><text:span text:style-name="T6">Certbot provides a variety of ways to obtain SSL certificates, through various plugins. The Nginx plugin will take care of reconfiguring Nginx and reloading the config whenever necessary:<text:line-break/>$ sudo certbot --nginx -d </text:span><text:span text:style-name="T41">example.com</text:span><text:span text:style-name="T6"> -d </text:span><text:a xlink:type="simple" xlink:href="http://www.example.com/" text:style-name="Internet_20_link" text:visited-style-name="Visited_20_Internet_20_Link">www.example.com</text:a><text:span text:style-name="T41"><text:line-break/><text:line-break/></text:span><text:span text:style-name="T22">If you have no errors, reload Nginx:<text:line-break/>$ sudo systemctl reload nginx</text:span><text:span text:style-name="T6"><text:line-break/><text:line-break/></text:span><text:bookmark text:name="step-6-—-setting-up-auto-renewal"/><text:span text:style-name="T6">Setting Up Auto Renewal</text:span></text:p>
      <text:p text:style-name="P8"><text:span text:style-name="T6">$ sudo crontab -e<text:line-break/><text:line-break/></text:span><text:span text:style-name="Source_20_Text"><text:span text:style-name="T9">15 3 * * * /usr/bin/certbot renew --quiet</text:span></text:span></text:p>
      <text:p text:style-name="P8"><text:span text:style-name="T33">The </text:span><text:span text:style-name="Source_20_Text"><text:span text:style-name="T27">15 3 * * *</text:span></text:span><text:span text:style-name="Source_20_Text"><text:span text:style-name="T23"> </text:span></text:span><text:span text:style-name="T33">part of this line means "run the following command at 3:15 am, every day". You may choose any time.</text:span><text:span text:style-name="T6"><text:tab/><text:line-break/><text:line-break/></text:span><text:span text:style-name="T33">The </text:span><text:span text:style-name="Source_20_Text"><text:span text:style-name="T27">renew </text:span></text:span><text:span text:style-name="T33">command for Certbot will check all certificates installed on the system and update any that are set to expire in less than thirty days. </text:span><text:span text:style-name="Source_20_Text"><text:span text:style-name="T27">--quiet </text:span></text:span><text:span text:style-name="T33">tells Certbot not to output information or wait for user input.</text:span></text:p>
      <text:p text:style-name="P5"><text:span text:style-name="Source_20_Text"><text:span text:style-name="T29">Cron </text:span></text:span><text:span text:style-name="T30">will now run this command daily. All installed certificates will be automatically renewed and reloaded when they have thirty days or less before they expire.</text:span></text:p>
      <text:p text:style-name="P10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, monospace"/>
    <style:font-face style:name="proxima-nova" svg:font-family="proxima-nova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2:57:53.571908048</meta:creation-date>
    <dc:date>2017-08-03T18:33:16.097032692</dc:date>
    <meta:editing-duration>PT15M11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6" meta:paragraph-count="57" meta:word-count="946" meta:character-count="6313" meta:non-whitespace-character-count="5287"/>
  </office:meta>
</office:document-meta>
</file>